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Sect1" style:family="section">
      <style:section-properties text:dont-balance-text-columns="false" style:editable="false">
        <style:columns fo:column-count="3" fo:column-gap="0in">
          <style:column style:rel-width="3324*" fo:start-indent="0in" fo:end-indent="0in"/>
          <style:column style:rel-width="3324*" fo:start-indent="0in" fo:end-indent="0in"/>
          <style:column style:rel-width="3324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>Testing</text:p>
        <text:p text:style-name="Standard">Column 1<text:tab/><text:tab/></text:p>
        <text:p text:style-name="Standard">Testing<text:tab/></text:p>
        <text:p text:style-name="Standard">Column 2</text:p>
        <text:p text:style-name="Standard">Testing</text:p>
        <text:p text:style-name="Standard">Column 3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ill Cattey</meta:initial-creator>
    <meta:creation-date>2011-07-22T14:20:57</meta:creation-date>
    <meta:document-statistic meta:table-count="0" meta:image-count="0" meta:object-count="0" meta:page-count="1" meta:paragraph-count="6" meta:word-count="9" meta:character-count="49"/>
    <dc:date>2011-07-22T14:24:51</dc:date>
    <dc:creator>Bill Cattey</dc:creator>
    <meta:editing-duration>PT3M54S</meta:editing-duration>
    <meta:editing-cycles>1</meta:editing-cycles>
    <meta:generator>LibreOffice/3.3$Linux LibreOffice_project/330m19$Build-202</meta:generator>
  </office:meta>
</office:document-meta>
</file>